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05.6" calcext:value-type="float">
            <text:p>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1,101.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75" calcext:value-type="float">
            <text:p>77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90" calcext:value-type="float">
            <text:p>790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32</meta:creation-date>
    <dc:date>2018-09-02T04:30:49</dc:date>
    <meta:generator>LibreOffice/5.1.6.2$Linux_X86_64 LibreOffice_project/10m0$Build-2</meta:generator>
    <meta:document-statistic meta:table-count="1" meta:cell-count="1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